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code">
      <style:text-properties officeooo:rsid="001f76ec" officeooo:paragraph-rsid="001f76ec"/>
    </style:style>
    <style:style style:name="P2" style:family="paragraph" style:parent-style-name="code">
      <style:text-properties officeooo:paragraph-rsid="001f76ec"/>
    </style:style>
    <style:style style:name="P3" style:family="paragraph" style:parent-style-name="code">
      <style:text-properties officeooo:paragraph-rsid="0042bbf7"/>
    </style:style>
    <style:style style:name="P4" style:family="paragraph" style:parent-style-name="pragma">
      <style:text-properties officeooo:rsid="0020a434" officeooo:paragraph-rsid="0020a434"/>
    </style:style>
    <style:style style:name="P5" style:family="paragraph" style:parent-style-name="pragma">
      <style:text-properties officeooo:rsid="0020a434" officeooo:paragraph-rsid="002407d1"/>
    </style:style>
    <style:style style:name="P6" style:family="paragraph" style:parent-style-name="pragma">
      <style:text-properties officeooo:rsid="0020a434" officeooo:paragraph-rsid="00259276"/>
    </style:style>
    <style:style style:name="P7" style:family="paragraph" style:parent-style-name="pragma">
      <style:text-properties officeooo:rsid="0020a434" officeooo:paragraph-rsid="002b168b"/>
    </style:style>
    <style:style style:name="P8" style:family="paragraph" style:parent-style-name="pragma">
      <style:text-properties officeooo:rsid="0020a434" officeooo:paragraph-rsid="002cc9c5"/>
    </style:style>
    <style:style style:name="P9" style:family="paragraph" style:parent-style-name="pragma">
      <style:text-properties officeooo:rsid="0020a434" officeooo:paragraph-rsid="0036134e"/>
    </style:style>
    <style:style style:name="P10" style:family="paragraph" style:parent-style-name="pragma">
      <style:text-properties officeooo:rsid="0020a434" officeooo:paragraph-rsid="00368e9f"/>
    </style:style>
    <style:style style:name="P11" style:family="paragraph" style:parent-style-name="pragma">
      <style:text-properties officeooo:rsid="0020a434" officeooo:paragraph-rsid="00388c72"/>
    </style:style>
    <style:style style:name="P12" style:family="paragraph" style:parent-style-name="pragma">
      <style:text-properties officeooo:rsid="0020a434" officeooo:paragraph-rsid="003f6815"/>
    </style:style>
    <style:style style:name="P13" style:family="paragraph" style:parent-style-name="pragma">
      <style:text-properties officeooo:rsid="0020a434" officeooo:paragraph-rsid="0040f692"/>
    </style:style>
    <style:style style:name="P14" style:family="paragraph" style:parent-style-name="pragma">
      <style:text-properties officeooo:rsid="0020a434" officeooo:paragraph-rsid="00425b49"/>
    </style:style>
    <style:style style:name="P15" style:family="paragraph" style:parent-style-name="Normal">
      <style:text-properties officeooo:paragraph-rsid="001f76ec"/>
    </style:style>
    <style:style style:name="P16" style:family="paragraph" style:parent-style-name="Normal">
      <style:text-properties officeooo:rsid="0020a434" officeooo:paragraph-rsid="0022d8f6"/>
    </style:style>
    <style:style style:name="P17" style:family="paragraph" style:parent-style-name="Normal">
      <style:text-properties officeooo:paragraph-rsid="0022d8f6"/>
    </style:style>
    <style:style style:name="P18" style:family="paragraph" style:parent-style-name="Normal">
      <style:text-properties officeooo:rsid="002407d1" officeooo:paragraph-rsid="002407d1"/>
    </style:style>
    <style:style style:name="P19" style:family="paragraph" style:parent-style-name="Normal">
      <style:text-properties officeooo:rsid="00259276" officeooo:paragraph-rsid="00259276"/>
    </style:style>
    <style:style style:name="P20" style:family="paragraph" style:parent-style-name="Normal">
      <style:text-properties officeooo:rsid="00272c60" officeooo:paragraph-rsid="00272c60"/>
    </style:style>
    <style:style style:name="P21" style:family="paragraph" style:parent-style-name="Normal">
      <style:text-properties officeooo:rsid="002927e4" officeooo:paragraph-rsid="002927e4"/>
    </style:style>
    <style:style style:name="P22" style:family="paragraph" style:parent-style-name="Normal">
      <style:text-properties officeooo:rsid="002b168b" officeooo:paragraph-rsid="002b168b"/>
    </style:style>
    <style:style style:name="P23" style:family="paragraph" style:parent-style-name="Normal">
      <style:text-properties officeooo:rsid="002cc9c5" officeooo:paragraph-rsid="002cc9c5"/>
    </style:style>
    <style:style style:name="P24" style:family="paragraph" style:parent-style-name="Normal">
      <style:text-properties officeooo:rsid="002e6677" officeooo:paragraph-rsid="002e6677"/>
    </style:style>
    <style:style style:name="P25" style:family="paragraph" style:parent-style-name="Normal">
      <style:text-properties officeooo:rsid="0032048a" officeooo:paragraph-rsid="0032048a"/>
    </style:style>
    <style:style style:name="P26" style:family="paragraph" style:parent-style-name="Normal">
      <style:text-properties officeooo:rsid="00337ae0" officeooo:paragraph-rsid="00337ae0"/>
    </style:style>
    <style:style style:name="P27" style:family="paragraph" style:parent-style-name="Normal">
      <style:text-properties officeooo:rsid="0036134e" officeooo:paragraph-rsid="0036134e"/>
    </style:style>
    <style:style style:name="P28" style:family="paragraph" style:parent-style-name="Normal">
      <style:text-properties officeooo:rsid="00368e9f" officeooo:paragraph-rsid="00368e9f"/>
    </style:style>
    <style:style style:name="P29" style:family="paragraph" style:parent-style-name="Normal">
      <style:text-properties officeooo:rsid="00388c72" officeooo:paragraph-rsid="00388c72"/>
    </style:style>
    <style:style style:name="P30" style:family="paragraph" style:parent-style-name="Normal">
      <style:text-properties officeooo:rsid="003f6815" officeooo:paragraph-rsid="003f6815"/>
    </style:style>
    <style:style style:name="P31" style:family="paragraph" style:parent-style-name="Normal">
      <style:text-properties officeooo:paragraph-rsid="0045a38d"/>
    </style:style>
    <style:style style:name="P32" style:family="paragraph" style:parent-style-name="Normal">
      <style:text-properties officeooo:rsid="00425b49" officeooo:paragraph-rsid="00425b49"/>
    </style:style>
    <style:style style:name="P33" style:family="paragraph" style:parent-style-name="Normal">
      <style:text-properties officeooo:rsid="00428017" officeooo:paragraph-rsid="00428017"/>
    </style:style>
    <style:style style:name="P34" style:family="paragraph" style:parent-style-name="Normal">
      <style:text-properties officeooo:rsid="00444238" officeooo:paragraph-rsid="00444238"/>
    </style:style>
    <style:style style:name="P35" style:family="paragraph" style:parent-style-name="Normal">
      <style:text-properties officeooo:paragraph-rsid="00444238"/>
    </style:style>
    <style:style style:name="P36" style:family="paragraph" style:parent-style-name="Normal">
      <style:text-properties officeooo:rsid="0045a38d" officeooo:paragraph-rsid="0045a38d"/>
    </style:style>
    <style:style style:name="P37" style:family="paragraph" style:parent-style-name="Heading">
      <style:text-properties officeooo:paragraph-rsid="0017b11c"/>
    </style:style>
    <style:style style:name="P38" style:family="paragraph" style:parent-style-name="Signature">
      <style:text-properties officeooo:rsid="0019a2e2" officeooo:paragraph-rsid="0019a2e2"/>
    </style:style>
    <style:style style:name="P39" style:family="paragraph" style:parent-style-name="Heading_20_2">
      <style:text-properties officeooo:paragraph-rsid="0022d8f6"/>
    </style:style>
    <style:style style:name="P40" style:family="paragraph" style:parent-style-name="Heading_20_2">
      <style:text-properties officeooo:rsid="0020a434" officeooo:paragraph-rsid="0022d8f6"/>
    </style:style>
    <style:style style:name="P41" style:family="paragraph" style:parent-style-name="Heading_20_2">
      <style:text-properties officeooo:rsid="0020a434" officeooo:paragraph-rsid="002407d1"/>
    </style:style>
    <style:style style:name="P42" style:family="paragraph" style:parent-style-name="Heading_20_2">
      <style:text-properties officeooo:rsid="00259276" officeooo:paragraph-rsid="00259276"/>
    </style:style>
    <style:style style:name="P43" style:family="paragraph" style:parent-style-name="Heading_20_2">
      <style:text-properties officeooo:rsid="003bdd6e" officeooo:paragraph-rsid="003bdd6e"/>
    </style:style>
    <style:style style:name="P44" style:family="paragraph" style:parent-style-name="Heading_20_1">
      <style:text-properties officeooo:rsid="002407d1" officeooo:paragraph-rsid="002407d1"/>
    </style:style>
    <style:style style:name="P45" style:family="paragraph" style:parent-style-name="Heading_20_1">
      <style:text-properties officeooo:rsid="003abc1a" officeooo:paragraph-rsid="00388c72"/>
    </style:style>
    <style:style style:name="P46" style:family="paragraph" style:parent-style-name="Heading_20_1">
      <style:text-properties officeooo:rsid="003abc1a" officeooo:paragraph-rsid="003abc1a"/>
    </style:style>
    <style:style style:name="P47" style:family="paragraph" style:parent-style-name="Heading_20_1">
      <style:text-properties officeooo:paragraph-rsid="00469d83"/>
    </style:style>
    <style:style style:name="P48" style:family="paragraph" style:parent-style-name="Normal">
      <style:text-properties officeooo:rsid="003f6815" officeooo:paragraph-rsid="003f6815"/>
    </style:style>
    <style:style style:name="P49" style:family="paragraph" style:parent-style-name="Normal">
      <style:text-properties officeooo:paragraph-rsid="002e6677"/>
    </style:style>
    <style:style style:name="P50" style:family="paragraph" style:parent-style-name="Normal">
      <style:text-properties officeooo:rsid="00501019" officeooo:paragraph-rsid="00501019"/>
    </style:style>
    <style:style style:name="P51" style:family="paragraph" style:parent-style-name="chapeau">
      <style:text-properties officeooo:paragraph-rsid="0048fcdc"/>
    </style:style>
    <style:style style:name="P52" style:family="paragraph" style:parent-style-name="pragma">
      <style:text-properties officeooo:rsid="0020a434" officeooo:paragraph-rsid="00428017"/>
    </style:style>
    <style:style style:name="P53" style:family="paragraph" style:parent-style-name="pragma">
      <style:text-properties officeooo:rsid="0020a434" officeooo:paragraph-rsid="0045a38d"/>
    </style:style>
    <style:style style:name="T1" style:family="text">
      <style:text-properties officeooo:rsid="00187836"/>
    </style:style>
    <style:style style:name="T2" style:family="text">
      <style:text-properties officeooo:rsid="0019a2e2"/>
    </style:style>
    <style:style style:name="T3" style:family="text">
      <style:text-properties officeooo:rsid="001a020b"/>
    </style:style>
    <style:style style:name="T4" style:family="text">
      <style:text-properties officeooo:rsid="001f76ec"/>
    </style:style>
    <style:style style:name="T5" style:family="text">
      <style:text-properties officeooo:rsid="002284cc"/>
    </style:style>
    <style:style style:name="T6" style:family="text">
      <style:text-properties officeooo:rsid="0022d8f6"/>
    </style:style>
    <style:style style:name="T7" style:family="text">
      <style:text-properties officeooo:rsid="00259276"/>
    </style:style>
    <style:style style:name="T8" style:family="text">
      <style:text-properties officeooo:rsid="00268f74"/>
    </style:style>
    <style:style style:name="T9" style:family="text">
      <style:text-properties officeooo:rsid="002824c5"/>
    </style:style>
    <style:style style:name="T10" style:family="text">
      <style:text-properties officeooo:rsid="002cc9c5"/>
    </style:style>
    <style:style style:name="T11" style:family="text">
      <style:text-properties officeooo:rsid="0032048a"/>
    </style:style>
    <style:style style:name="T12" style:family="text">
      <style:text-properties officeooo:rsid="00337ae0"/>
    </style:style>
    <style:style style:name="T13" style:family="text">
      <style:text-properties officeooo:rsid="0036134e"/>
    </style:style>
    <style:style style:name="T14" style:family="text">
      <style:text-properties officeooo:rsid="00368e9f"/>
    </style:style>
    <style:style style:name="T15" style:family="text">
      <style:text-properties officeooo:rsid="0040f692"/>
    </style:style>
    <style:style style:name="T16" style:family="text">
      <style:text-properties officeooo:rsid="00428017"/>
    </style:style>
    <style:style style:name="T17" style:family="text">
      <style:text-properties officeooo:rsid="0042bbf7"/>
    </style:style>
    <style:style style:name="T18" style:family="text">
      <style:text-properties officeooo:rsid="00444238"/>
    </style:style>
    <style:style style:name="T19" style:family="text">
      <style:text-properties officeooo:rsid="0045a38d"/>
    </style:style>
    <style:style style:name="T20" style:family="text">
      <style:text-properties officeooo:rsid="0049647d"/>
    </style:style>
    <style:style style:name="T21" style:family="text">
      <style:text-properties officeooo:rsid="004b075c"/>
    </style:style>
    <style:style style:name="T22" style:family="text">
      <style:text-properties officeooo:rsid="004d6b2f"/>
    </style:style>
    <style:style style:name="T23" style:family="text">
      <style:text-properties officeooo:rsid="004dcbe8"/>
    </style:style>
    <style:style style:name="T24" style:family="text">
      <style:text-properties officeooo:rsid="005039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A</text:span>uto-héberge<text:span text:style-name="T2">r son</text:span> calendrier avec Ba<text:span text:style-name="T3">ï</text:span>kal</text:p>
      <text:p text:style-name="P38">Sébastien Colas</text:p>
      <text:p text:style-name="P51"><text:span text:style-name="T2">Il est très utile de pouvoir avoir un calendrier partagé accessible à tout moment sur toute sorte de clients: PC, tablette, téléphone. La solution la plus simple est souvent d’utiliser Google Calendar. Dans cette article nous allons voir qu’il n’est pas si compliqué d’héberger soi-même un calendrier partagé à l’aide de Baïkal. Nous aborderons l’installation et la configuration de Baïkal. Pour finir nous aborderons la configuration des clients Thunderbird, Android et IOS.</text:span></text:p>
      <text:p text:style-name="P39">1.1 T<text:span text:style-name="T6">éléchargement de Baïkal</text:span></text:p>
      <text:p text:style-name="P15"><text:span text:style-name="T4">On télécharge d’abord Baïkal sur le site </text:span><text:span text:style-name="url">https://github.com/sabre-io/Baikal/releases</text:span><text:span text:style-name="T4"> :</text:span></text:p>
      <text:p text:style-name="P1">$ wget https://github.com/sabre-io/Baikal/releases/download/0.5.3/baikal-0.5.3.zip</text:p>
      <text:p text:style-name="P2"><text:span text:style-name="T4">$ unzip baikal-0.5.3.zip</text:span><text:line-break/>$ ls -l baikal</text:p>
      <text:p text:style-name="code">total 16</text:p>
      <text:p text:style-name="code">drwxr-xr-x 4 scolas scolas 4096 avril 23 15:55 Core</text:p>
      <text:p text:style-name="code">drwxr-xr-x 4 scolas scolas 4096 juin <text:s/>17 19:10 html</text:p>
      <text:p text:style-name="code">drwxr-xr-x 3 scolas scolas 4096 mai <text:s text:c="2"/>13 16:25 Specific</text:p>
      <text:p text:style-name="code">drwxr-xr-x 7 scolas scolas 4096 mai <text:s text:c="2"/>13 16:26 vendor</text:p>
      <text:p text:style-name="P16">La documentation nous apprend que seul le répertoire <text:span text:style-name="code_5f_par">html</text:span> doit être accessible <text:span text:style-name="T6">et que les autres répertoires doivent être inaccessible pour éviter toute faille de sécurité.</text:span></text:p>
      <text:p text:style-name="P40">1.2 Configuration du site d’hébergement</text:p>
      <text:p text:style-name="P17">Nous allons voir comment installer Baïkal chez l’hébergeur OVH. <text:span text:style-name="T6">Une manipulation similaire sera a effectuer chez d’autres hébergeurs.</text:span></text:p>
      <text:p text:style-name="P4">/// Image : image/00.png ///</text:p>
      <text:p text:style-name="P16"><text:span text:style-name="T6">Pour l’installation de Baïkal l</text:span>e plus simple est donc de créer un sous domaine à l’aide de la console OVH comme par exemple <text:span text:style-name="url">http://calendrier.monsite.fr</text:span> <text:span text:style-name="T5">et de positionner le répertoire racine du site à </text:span><text:span text:style-name="code_5f_par">html</text:span><text:span text:style-name="T5">.</text:span></text:p>
      <text:p text:style-name="P41">1.3 Envoie des fichiers</text:p>
      <text:p text:style-name="P5">/// Image : image/0<text:span text:style-name="T20">1</text:span>.png ///</text:p>
      <text:p text:style-name="P18">L’étape suivante consiste à envoyer les fichier<text:span text:style-name="T20">s</text:span> sur le site de l’hébergeur. <text:span text:style-name="T11">Nous pouvons transférer les fichiers à l’aide d’un client FTP tel que Filezilla.</text:span></text:p>
      <text:p text:style-name="P44">2 Installer et configurer Baïkal</text:p>
      <text:p text:style-name="P42">2.1 Installer Baïkal</text:p>
      <text:p text:style-name="P19"><text:span text:style-name="T20">A</text:span>ccèd<text:span text:style-name="T20">ons</text:span> ensuite au site pour effectuer l’installation : <text:span text:style-name="url">http</text:span><text:span text:style-name="url"><text:span text:style-name="T24">s</text:span></text:span><text:span text:style-name="url">://calendrier.monsite.fr</text:span></text:p>
      <text:p text:style-name="P6">/// Image : image/0<text:span text:style-name="T7">2</text:span>.png ///</text:p>
      <text:p text:style-name="P19">On choisit le fuseau horaire sur lequel on se trouve dans notre cas Europe/Paris.</text:p>
      <text:p text:style-name="P19">On active CalDav <text:span text:style-name="T11">(la partie gestion de calendrier)</text:span> et CardDav <text:span text:style-name="T11">(la partie gestion de carnet de contact)</text:span>. <text:span text:style-name="T8">Au niveau de l’authentification nous laisserons la valeur par défaut </text:span><text:span text:style-name="code_5f_par">digest</text:span><text:span text:style-name="T8">.</text:span></text:p>
      <text:p text:style-name="P22">Finalement nous spécifions le mot de passe administrateur.</text:p>
      <text:p text:style-name="P6"><text:soft-page-break/>/// Image : image/0<text:span text:style-name="T7">3</text:span>.png ///</text:p>
      <text:p text:style-name="P20">Il va nous falloir ensuite configurer la base de donner que nous souhaitons utiliser. Nous avons 2 possibilités :</text:p>
      <text:p text:style-name="P20">- SQLite : une base de donnée stockée dans un fichier</text:p>
      <text:p text:style-name="P20">- MySQL : une base de donnée plus classique et aussi plus fiable</text:p>
      <text:p text:style-name="P20">Dans notre exemple nous <text:span text:style-name="T9">utiliserons la base de donnée MySQL fournie par OVH, il faut donc saisir les informations de connexion à la base (host, port, database name, username, password)</text:span></text:p>
      <text:p text:style-name="P6">/// Image : image/0<text:span text:style-name="T7">4</text:span>.png ///</text:p>
      <text:p text:style-name="P21">Une fois la base de donnée configurée nous pouvons utiliser Baïkal en accédant au menu d’administration : <text:span text:style-name="url">http</text:span><text:span text:style-name="url"><text:span text:style-name="T24">s</text:span></text:span><text:span text:style-name="url">://calendrier.monsite.fr/admin</text:span></text:p>
      <text:p text:style-name="P42">2.2 Configurer son calendrier</text:p>
      <text:p text:style-name="P7">/// Image : image/0<text:span text:style-name="T10">5</text:span>.png ///</text:p>
      <text:p text:style-name="P23"><text:span text:style-name="T21">C</text:span>onnect<text:span text:style-name="T21">ons nous</text:span> sur l’interface d’administration <text:span text:style-name="url">http</text:span><text:span text:style-name="url"><text:span text:style-name="T24">s</text:span></text:span><text:span text:style-name="url">://calendrier.monsite.fr/admin</text:span></text:p>
      <text:p text:style-name="P8">/// Image : image/0<text:span text:style-name="T10">6</text:span>.png ///</text:p>
      <text:p text:style-name="P25">Une fois connecté la page principale apparaît (le dashboard). Les informations qui nous intéressent se situent an bas, <text:span text:style-name="T12">on y découvre : le nombre d’utilisateurs, le nombre de calendriers, le nombre d’évènements, le nombre de carnets d’adresse ainsi que le nombre de contacts.</text:span></text:p>
      <text:p text:style-name="P26">Créons maintenant un nouvel utilisateur, pour se faire il faut cliquer sur « Users and resources » tout en haute de l’interface d’administration</text:p>
      <text:p text:style-name="P9">/// Image : image/0<text:span text:style-name="T13">7</text:span>.png ///</text:p>
      <text:p text:style-name="P27">Pour le moment il n’y a pas d’utilisateur, créons donc un nouvel utilisateur avec le bouton « Add User »</text:p>
      <text:p text:style-name="P9">/// Image : image/0<text:span text:style-name="T13">8</text:span>.png ///</text:p>
      <text:p text:style-name="P27">Nous renseignons les information<text:span text:style-name="T22">s</text:span> de notre nouvel utilisateur qui va pouvoir utiliser calendrier et carnet d’adresse Baïkal.</text:p>
      <text:p text:style-name="P9">/// Image : image/0<text:span text:style-name="T13">9</text:span>.png ///</text:p>
      <text:p text:style-name="P27">Accédons au <text:span text:style-name="T14">maintenant à la configuration de notre utilisateur en cliquant sur « Calendars »</text:span></text:p>
      <text:p text:style-name="P10">/// Image : image/<text:span text:style-name="T14">10</text:span>.png ///</text:p>
      <text:p text:style-name="P28">Nous constatons que notre utilisateur dispose d’un calendrier par défaut « Default Calendar ». Cliquons sur le bouton « edit » en bleu pour configurer ce calendrier.</text:p>
      <text:p text:style-name="P10">/// Image : image/<text:span text:style-name="T14">11</text:span>.png ///</text:p>
      <text:p text:style-name="P28">Le menu suivant nous apprend que l’ID de notre calendrier est <text:span text:style-name="code_5f_par">default</text:span>, nous pouvons ensuite changer différentes informations telles que le nom à afficher « Display Name » et la description « Description »</text:p>
      <text:p text:style-name="P28">Validons les modifications en cliquant sur le bouton « Save changes »</text:p>
      <text:p text:style-name="P11">/// Image : image/<text:span text:style-name="T14">12</text:span>.png ///</text:p>
      <text:p text:style-name="P29">Notre calendrier est désormais prêt à l’emploi.</text:p>
      <text:p text:style-name="P45">3 Utiliser son calendrier</text:p>
      <text:p text:style-name="P30">Le calendrier est désormais opérationnel l’url d’accès est <text:span text:style-name="url">http</text:span><text:span text:style-name="url"><text:span text:style-name="T24">s</text:span></text:span><text:span text:style-name="url">://calendrier.monsite.fr/cal.php/calendars/Sebastien/defaut/</text:span></text:p>
      <text:p text:style-name="P43">3.1 Calendrier Thunderbird</text:p>
      <text:p text:style-name="P12">/// Image : image/<text:span text:style-name="T14">13</text:span>.png ///</text:p>
      <text:p text:style-name="P30">Sous Thunderbird pour ajouter notre calendrier on clique ajouter calendrier et on spécifie notre url.</text:p>
      <text:p text:style-name="P43"><text:soft-page-break/>3.2 Calendrier Android</text:p>
      <text:p text:style-name="P32">Malheureusement les systèmes <text:span text:style-name="T23">A</text:span>ndroid ne supportent pas nativement les calendrier<text:span text:style-name="T16">s </text:span>CalDav.<text:line-break/>Installons « Caldav Sync Free Beta »</text:p>
      <text:p text:style-name="P13">/// Image : image/<text:span text:style-name="T14">14</text:span>.<text:span text:style-name="T15">jpg</text:span> ///</text:p>
      <text:p text:style-name="P32">Une fois installer nous pouvons ajouter un nouveau compte CalDav.</text:p>
      <text:p text:style-name="P14">/// Image : image/<text:span text:style-name="T14">15</text:span>.<text:span text:style-name="T15">jpg</text:span> ///</text:p>
      <text:p text:style-name="P32">Entrons ensuite les paramètre de notre calendrier.</text:p>
      <text:p text:style-name="P14">/// Image : image/<text:span text:style-name="T14">16</text:span>.<text:span text:style-name="T15">jpg</text:span> ///</text:p>
      <text:p text:style-name="P32">Notre calendrier est prête à l’emploi.</text:p>
      <text:p text:style-name="P14">/// Image : image/<text:span text:style-name="T14">17</text:span>.<text:span text:style-name="T15">jpg</text:span> ///</text:p>
      <text:p text:style-name="P43">3.3 Calendrier IOS</text:p>
      <text:p text:style-name="P33">Les systèmes IOS quant à eux supportent nativement les calendriers CalDav.</text:p>
      <text:p text:style-name="P33">Configurons donc notre calendrier à l’aide de notre url.</text:p>
      <text:p text:style-name="P52">/// Image : image/18.png ///</text:p>
      <text:p text:style-name="P46">4 Créer un calendrier partagé</text:p>
      <text:p text:style-name="P34">Il est très souvent utile de pouvoir partager son calendrier sans pour autant que celui-ci soit accessible en modification. Pour se faire il existe un plugin permettant de modifier les permissions. Téléchargeons le :</text:p>
      <text:p text:style-name="code">$ ls -l baikal</text:p>
      <text:p text:style-name="code">total 16</text:p>
      <text:p text:style-name="code">drwxr-xr-x 4 scolas scolas 4096 avril 23 15:55 Core</text:p>
      <text:p text:style-name="code">drwxr-xr-x 4 scolas scolas 4096 juin <text:s/>17 19:10 html</text:p>
      <text:p text:style-name="code">drwxr-xr-x 3 scolas scolas 4096 mai <text:s text:c="2"/>13 16:25 Specific</text:p>
      <text:p text:style-name="P3">drwxr-xr-x 7 scolas scolas 4096 mai <text:s text:c="2"/>13 16:26 vendor<text:line-break/><text:span text:style-name="T17">$ cd baikal/html/admin<text:line-break/>$ wget https://raw.githubusercontent.com/mrbaseman/calendar-tools/master/permissions.php</text:span></text:p>
      <text:p text:style-name="P35">U<text:span text:style-name="T18">ne fois téléchargé envoyons le chez OVH en FTP.</text:span></text:p>
      <text:p text:style-name="P36">Ensuite créons un nouvel utilisateur : <text:span text:style-name="code_5f_par">public</text:span></text:p>
      <text:p text:style-name="P36">Ce nouvel utilisateur accédera en lecture seul à notre précédent calendrier, il est donc conseillé de supprimer le calendrier par défaut de cet utilisateur.</text:p>
      <text:p text:style-name="P53">/// Image : image/19.png ///</text:p>
      <text:p text:style-name="P31"><text:span text:style-name="T19">Donnons l’accès en lecture seule à </text:span><text:span text:style-name="code_5f_par">public</text:span><text:span text:style-name="T19"> au calendrier </text:span><text:span text:style-name="code_5f_par">Sebastien</text:span><text:span text:style-name="T19"> via l’url :<text:line-break/></text:span><text:span text:style-name="url">http</text:span><text:span text:style-name="url"><text:span text:style-name="T24">s</text:span></text:span><text:span text:style-name="url">://calendrier.monsite.fr/admin/permissions.php</text:span></text:p>
      <text:p text:style-name="P53">/// Image : image/20.png ///</text:p>
      <text:p text:style-name="P36">Finalement configurons l’accès au calendrier <text:span text:style-name="code_5f_par">Sebastien</text:span> avec l’utilisateur <text:span text:style-name="code_5f_par">public</text:span>.</text:p>
      <text:p text:style-name="P53">/// Image : image/21.png ///</text:p>
      <text:p text:style-name="P35"><text:span text:style-name="T18">Désormais l’utilisateur </text:span><text:span text:style-name="code_5f_par">public</text:span><text:span text:style-name="T18"> pourra consulter le calendrier de </text:span><text:span text:style-name="code_5f_par">Sebastien</text:span><text:span text:style-name="T18"> sans pour autant pouvoir le modifier.</text:span></text:p>
      <text:h text:style-name="P47" text:outline-level="1">Conclusion</text:h>
      <text:p text:style-name="P50">En quelques étapes simples nous sommes désormais capable d’héberger nous même notre calendrier partagé et donc nous passer d’un fournisseur externe dont nous ne savons pas toujours comment sont utilisées nos données.</text:p>
      <text:p text:style-name="P24"/>
      <text:p text:style-name="P24"/>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0783in" fo:margin-bottom="0.0398in"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in" fo:margin-bottom="0in"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in" fo:margin-bottom="0in" loext:contextual-spacing="false" fo:line-height="100%" style:page-number="auto" fo:background-color="#000000"/>
      <style:text-properties fo:color="#ffffff" style:font-name="Courier New" fo:font-family="'Courier New'" style:font-family-generic="modern" style:font-pitch="fixed" fo:font-size="8pt"/>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8b0000" style:font-name="Bitstream Vera Sans Mono" fo:font-family="'Bitstream Vera Sans Mono'" style:font-style-name="Gras" style:font-family-generic="modern" style:font-pitch="fixed" fo:font-size="9pt" fo:font-weight="bold" officeooo:rsid="0015ab34" style:font-weight-asian="bold" style:font-weight-complex="bold"/>
    </style:style>
    <style:style style:name="code_5f_em" style:display-name="code_em" style:family="text">
      <style:text-properties fo:color="#ff0000" style:font-name="Letter Gothic MT" fo:font-family="'Letter Gothic MT'" style:font-style-name="Gras" style:font-family-generic="modern" style:font-pitch="variable" fo:font-size="9pt" fo:font-weight="bold"/>
    </style:style>
    <style:style style:name="menu" style:family="text">
      <style:text-properties style:font-name="Arial2" fo:font-family="Arial" style:font-style-name="Gras Italique" style:font-family-generic="swiss" style:font-pitch="variable" fo:font-size="9pt" fo:font-style="italic" fo:font-weight="bold" fo:background-color="#b0c4de"/>
    </style:style>
    <style:style style:name="url" style:family="text">
      <style:text-properties style:font-name="Arial" fo:font-family="Arial" style:font-style-name="Gras" style:font-family-generic="swiss" style:font-pitch="variable" fo:font-size="10pt" style:text-underline-style="none" fo:font-weight="bold" officeooo:rsid="0015ab34" fo:background-color="#afeeee"/>
    </style:style>
    <style:style style:name="gras" style:family="text">
      <style:text-properties fo:color="#ffa07a" style:font-name="Arial1" fo:font-family="Arial" style:font-style-name="Normal" style:font-family-generic="swiss" style:font-pitch="variable" fo:font-size="10pt" fo:font-weight="bold" officeooo:rsid="0015ab34" fo:background-color="transparent"/>
    </style:style>
    <style:style style:name="italic" style:family="text">
      <style:text-properties fo:color="#3cb371" style:font-name="Arial1" fo:font-family="Arial" style:font-style-name="Normal" style:font-family-generic="swiss" style:font-pitch="variable" fo:font-size="10pt"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7-10-24T16:01:53.796827490</meta:creation-date>
    <dc:language>fr-FR</dc:language>
    <meta:editing-cycles>33</meta:editing-cycles>
    <meta:editing-duration>PT11H32M44S</meta:editing-duration>
    <dc:date>2019-07-10T23:25:56.444495009</dc:date>
    <dc:creator>Sébastien Colas </dc:creator>
    <meta:document-statistic meta:table-count="0" meta:image-count="0" meta:object-count="0" meta:page-count="3" meta:paragraph-count="90" meta:word-count="1024" meta:character-count="6789" meta:non-whitespace-character-count="5845"/>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